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7.039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family="Monaco" style:font-family-generic="swiss" style:font-pitch="variable" fo:font-size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5.692cm" svg:height="7.289cm" svg:x="2.8cm" svg:y="1.6cm">
          <draw:text-box>
            <text:p text:style-name="P1"><text:s text:c="25"/><text:span text:style-name="T1">0 <text:s text:c="5"/>7 8 <text:s text:c="4"/>15 16 <text:s text:c="3"/>23 24 <text:s text:c="3"/>31</text:span></text:p>
            <text:p text:style-name="P1"><text:span text:style-name="T1"><text:s text:c="17"/></text:span><text:span text:style-name="T1">+--------+--------+--------+--------+</text:span></text:p>
            <text:p text:style-name="P1"><text:span text:style-name="T1"><text:s text:c="17"/></text:span><text:span text:style-name="T1">| <text:s text:c="4"/>Source <text:s text:c="5"/>| <text:s text:c="2"/>Destination <text:s text:c="2"/>|</text:span></text:p>
            <text:p text:style-name="P1"><text:span text:style-name="T1"><text:s text:c="17"/></text:span><text:span text:style-name="T1">| <text:s text:c="5"/>Port <text:s text:c="6"/>| <text:s text:c="5"/>Port <text:s text:c="6"/>|</text:span></text:p>
            <text:p text:style-name="P1"><text:span text:style-name="T1"><text:s text:c="17"/></text:span><text:span text:style-name="T1">+--------+--------+--------+--------+</text:span></text:p>
            <text:p text:style-name="P1"><text:span text:style-name="T1"><text:s text:c="17"/></text:span><text:span text:style-name="T1">| <text:s text:c="16"/>| <text:s text:c="16"/>|</text:span></text:p>
            <text:p text:style-name="P1"><text:span text:style-name="T1"><text:s text:c="17"/></text:span><text:span text:style-name="T1">| <text:s text:c="4"/>Length <text:s text:c="5"/>| <text:s text:c="3"/>Checksum <text:s text:c="4"/>|</text:span></text:p>
            <text:p text:style-name="P1"><text:span text:style-name="T1"><text:s text:c="17"/></text:span><text:span text:style-name="T1">+--------+--------+--------+--------+</text:span></text:p>
            <text:p text:style-name="P1"><text:span text:style-name="T1"><text:s text:c="17"/></text:span><text:span text:style-name="T1">|</text:span></text:p>
            <text:p text:style-name="P1"><text:span text:style-name="T1"><text:s text:c="17"/></text:span><text:span text:style-name="T1">| <text:s text:c="9"/>data octets ...</text:span></text:p>
            <text:p text:style-name="P1"><text:span text:style-name="T1"><text:s text:c="17"/></text:span><text:span text:style-name="T1">+---------------- 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4-12T17:06:52</meta:creation-date>
    <dc:date>2007-04-12T17:08:18</dc:date>
    <dc:language>de-DE</dc:language>
    <meta:editing-cycles>2</meta:editing-cycles>
    <meta:editing-duration>PT1M29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